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Ms. Pierce,</text:p>
      <text:p text:style-name="Standard"/>
      <text:p text:style-name="Standard">INTRO: James Hoyt recently informed me of opportunities for a C# programmer and gameplay programmer at Bioware Austin. <text:s/>I feel that I would make an excellent member of your team.</text:p>
      <text:p text:style-name="Standard"/>
      <text:p text:style-name="Standard">EDUCATION/EXPERIENCE:At the end of December I will be graduating </text:p>
      <text:p text:style-name="Standard"/>
      <text:p text:style-name="Standard">SKILLS: I saw your job posting on Craigslist for Laptop Repair Tech III, and</text:p>
      <text:p text:style-name="Standard">it looks like I’d be a great fit for this opportunity. I have enjoyed</text:p>
      <text:p text:style-name="Standard">SUMMARY:</text:p>
      <text:p text:style-name="Standard">working with computers for most of my life, and I possess</text:p>
      <text:p text:style-name="Standard">approximately eight years of experience working in the computer</text:p>
      <text:p text:style-name="Standard">technical field. While CompUSA was in business, I was a computer</text:p>
      <text:p text:style-name="Standard">technician there and did component replacement and upgrades on laptops</text:p>
      <text:p text:style-name="Standard">and desktops. Later I worked at University of Utah, where I would make</text:p>
      <text:p text:style-name="Standard">repairs on laptops daily, including LCD replacement, motherboard</text:p>
      <text:p text:style-name="Standard">replacement, and other complex repairs requiring a complete tear down.</text:p>
      <text:p text:style-name="Standard">I posses a high school diploma and 14 credit hours at ITT Technical</text:p>
      <text:p text:style-name="Standard">Institute in Computer Electronics. I am adept in multiple versions of</text:p>
      <text:p text:style-name="Standard">Windows, including Mac OS X. I am CompTIA A+ and Dell certified and</text:p>
      <text:p text:style-name="Standard">have great communication skills.</text:p>
      <text:p text:style-name="Standard"/>
      <text:p text:style-name="Standard">The best method of contacting me is my cell phone, which can be</text:p>
      <text:p text:style-name="Standard">reached at (Link: tel:801.879.8286)801.879.8286 anytime during the day. I look forward to</text:p>
      <text:p text:style-name="Standard">further discussing this exciting opportunity with you.</text:p>
      <text:p text:style-name="Standard"/>
      <text:p text:style-name="Standard">Sincerely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1T00:15:42.49</meta:creation-date>
    <meta:document-statistic meta:table-count="0" meta:image-count="0" meta:object-count="0" meta:page-count="1" meta:paragraph-count="21" meta:word-count="217" meta:character-count="1321"/>
    <dc:date>2011-12-01T00:24:35.90</dc:date>
    <dc:creator>Domenic Tessari</dc:creator>
    <meta:editing-duration>PT8M53S</meta:editing-duration>
    <meta:editing-cycles>1</meta:editing-cycles>
    <meta:generator>OpenOffice.org/3.3$Win32 OpenOffice.org_project/330m20$Build-9567</meta:generator>
  </office:meta>
</office:document-meta>
</file>